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OUND ONE (16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OUND ONE (16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speaks of the conflict that will come to them from the world (16:1-4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sus speaks of the conflict that will come to them from the world (16:1-4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view of this persecution (16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view of this persecution (16:1-2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will be put out of the synagogue (16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will be killed (16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will be looked upon as enemies of God (16:2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Jesus speaks of the conflict that will come to them from the world (16:1-4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review of this persecution (16:1-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reason for this persecution (16:3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ROUND ONE (16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Jesus speaks of the conflict that will come to them from the world (16:1-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sus speaks of the Counselor (the Holy Spirit) that will come to them from the Father (16:5-15).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prerequisite (16:5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urpose (16:8-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purpose (16:8-15):<text:s text:c="1"/></text:span><text:span text:style-name="a525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o convict sinners (16:8-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condemn Satan (16:1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o counsel saints (16:12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o champion the Savior (16:14-15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Jesus speaks of the Counselor (the Holy Spirit) that will come to them from the Father (16:5-15).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prerequisite (16:5-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purpose (16:8-15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OUND ONE (16:1-1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Jesus speaks of the conflict that will come to them from the world (16:1-4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JOHN 16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ROUND ONE (16:1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ROUND TWO (16:16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ROUND TWO (16:16-28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usion (16:16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larification (16:19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clarification (16:19-22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His explanation (16:19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His explanation (16:19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won't see me anymore" (16:19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will see me again" (16:19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larification (16:19-22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 explanation (16:1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is example (16:20-22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ROUND TWO (16:16-28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confusion (16:16-18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larification (16:19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mfort (16:23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comfort (16:23-28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Jesus says that the Father will give them all they need because of the Son (16:23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Jesus says the Father loves them dearly (16:24-28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OUND TWO (16:16-28)<text:s text:c="1"/></text:span><text:span text:style-name="a679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onfusion (16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larification (16:19-22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fort (16:23-28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OHN 16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ROUND ONE (16:1-15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ROUND TWO (16:16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OUND THREE (16:29-33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-title-Title-Slide" presentation:presentation-page-layout-name="Master1-PPL1" draw:id="Slide-275">
        <draw:frame draw:id="id121" presentation:style-name="a717" draw:name="Title 1" svg:x="1.38in" svg:y="0.83in" svg:width="10.3in" svg:height="4.42in" presentation:class="title" presentation:placeholder="false">
          <draw:text-box>
            <text:p text:style-name="a716" text:class-names="" text:cond-style-name=""><text:span text:style-name="a714" text:class-names="">ROUND THREE (16:29-33)<text:s text:c="1"/></text:span><text:span text:style-name="a715" text:class-names=""/></text:p>
          </draw:text-box>
          <svg:title/>
          <svg:desc/>
        </draw:frame>
        <draw:frame draw:id="id122" presentation:style-name="a722" draw:name="Subtitle 2" svg:x="1.38in" svg:y="5.25in" svg:width="10.3in" svg:height="1.85in" presentation:class="subtitle" presentation:placeholder="false">
          <draw:text-box>
            <text:p text:style-name="a719" text:class-names="" text:cond-style-name=""><text:span text:style-name="a718" text:class-names=""><text:s text:c="1"/>The disciples speak (16:29-30).<text:s text:c="1"/></text:span></text:p>
            <text:p text:style-name="a721" text:class-names="" text:cond-style-name=""><text:span text:style-name="a720" text:class-names=""/></text:p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disciples speak (16:29-30).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"At last you are speaking plainly" (16:29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"We believe that you came from God" (16:30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ROUND THREE (16:29-33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disciples speak (16:29-30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avior speaks (16:31-33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avior speaks (16:31-33).<text:s text:c="1"/></text:span><text:span text:style-name="a755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bad news (16:31-33a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glad news (16:33b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ROUND THREE (16:29-33)<text:s text:c="1"/></text:span><text:span text:style-name="a770" text:class-names=""/></text:p>
          </draw:text-box>
          <svg:title/>
          <svg:desc/>
        </draw:frame>
        <draw:frame draw:id="id130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disciples speak (16:29-30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avior speaks (16:31-33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16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ROUND ONE (16:1-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ROUND TWO (16:16-28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ROUND THREE (16:29-33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6</dc:title>
    <meta:initial-creator>David STRICKLAND</meta:initial-creator>
    <dc:creator>David STRICKLAND</dc:creator>
    <meta:creation-date>2020-02-22T19:29:08Z</meta:creation-date>
    <dc:date>2020-02-22T19:29:09Z</dc:date>
    <meta:template xlink:href="BibleStudy" xlink:type="simple"/>
    <meta:editing-cycles>1</meta:editing-cycles>
    <meta:editing-duration>PT0S</meta:editing-duration>
    <meta:document-statistic meta:paragraph-count="77" meta:word-count="629"/>
  </office:meta>
</office:document-meta>
</file>